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orImpl.getWork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Impl.getThread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Impl.Connecto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Impl.getReques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Impl.setWorkers( Workers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Impl.setRequestInfo( RequestInfo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Impl.setThreadInfo( ThreadInfo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Impl.setNam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